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4" style:family="graphic" style:parent-style-name="standard">
      <style:graphic-properties draw:stroke="dash" draw:stroke-dash="Fine_20_Dashed" svg:stroke-width="0.152cm" svg:stroke-color="#dd4814" draw:marker-start-width="0.659cm" draw:marker-end-width="0.659cm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gr5" style:family="graphic" style:parent-style-name="standard">
      <style:graphic-properties draw:stroke="none" svg:stroke-color="#000000" draw:fill="none" draw:fill-color="#ffffff" fo:min-height="1.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2">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2">-2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2">-3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2">-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2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2">-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2">-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2">-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2">-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2">-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2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2">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2">-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2">-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2">-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2">-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2">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2">-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2">-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2">-3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2">-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2">-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2">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2">-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2">-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2">-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2">-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2">-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2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2">-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2">-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2.774cm">
          <text:p text:style-name="P2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2.774cm">
          <text:p text:style-name="P2">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2.7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2.7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2.774cm">
          <text:p text:style-name="P2">-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2">-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2.774cm">
          <text:p text:style-name="P2">-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4.374cm">
          <text:p text:style-name="P2">2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4.374cm">
          <text:p text:style-name="P2">-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4.374cm">
          <text:p text:style-name="P2">-1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4.37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4.37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4.374cm">
          <text:p text:style-name="P2">-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4.374cm">
          <text:p text:style-name="P2">-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4.374cm">
          <text:p text:style-name="P2">-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4.374cm">
          <text:p text:style-name="P2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4.374cm">
          <text:p text:style-name="P2">-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5.974cm">
          <text:p text:style-name="P2">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5.974cm">
          <text:p text:style-name="P2">-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5.974cm">
          <text:p text:style-name="P2">-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5.974cm">
          <text:p text:style-name="P2">-3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5.974cm">
          <text:p text:style-name="P2">-3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5.974cm">
          <text:p text:style-name="P2">-7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5.974cm">
          <text:p text:style-name="P2">-6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5.974cm">
          <text:p text:style-name="P2">-7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5.97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5.974cm">
          <text:p text:style-name="P2">-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7.574cm">
          <text:p text:style-name="P2">2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7.574cm">
          <text:p text:style-name="P2">-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7.574cm">
          <text:p text:style-name="P2">-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7.574cm">
          <text:p text:style-name="P2">-3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7.574cm">
          <text:p text:style-name="P2">-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7.574cm">
          <text:p text:style-name="P2">-5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7.574cm">
          <text:p text:style-name="P2">-5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7.574cm">
          <text:p text:style-name="P2">-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7.57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7.574cm">
          <text:p text:style-name="P2">-3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9.174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9.174cm">
          <text:p text:style-name="P2">-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9.17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9.1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9.174cm">
          <text:p text:style-name="P2">-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9.174cm">
          <text:p text:style-name="P2">-4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9.174cm">
          <text:p text:style-name="P2">-5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9.174cm">
          <text:p text:style-name="P2">-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9.174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9.174cm">
          <text:p text:style-name="P2">-38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2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  <draw:custom-shape draw:style-name="gr3" draw:text-style-name="P1" draw:layer="layout" svg:width="6.4cm" svg:height="4.8cm" svg:x="8.303cm" svg:y="7.9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2cm" svg:height="9.6cm" svg:x="3.503cm" svg:y="3.1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6cm" svg:x="31.603cm" svg:y="11.17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974cm" svg:height="1.47cm" svg:x="19.823cm" svg:y="1.282cm">
          <draw:text-box>
            <text:p text:style-name="P4"><text:span text:style-name="T1">-2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5T16:30:35.083987334</dc:date>
    <dc:creator>elucterio </dc:creator>
    <meta:editing-duration>PT17H16M5S</meta:editing-duration>
    <meta:editing-cycles>44</meta:editing-cycles>
    <meta:generator>LibreOffice/4.2.8.2$Linux_X86_64 LibreOffice_project/420m0$Build-2</meta:generator>
    <meta:document-statistic meta:object-count="226"/>
  </office:meta>
</office:document-meta>
</file>